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ATEGUI TAFUR, DEXT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5521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EATEGUI TAFUR, DEXT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55215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1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0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GRUPO GOMBUZ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RUPO GOMBUZ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21:23:5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